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Title3">
      <style:paragraph-properties fo:text-align="center" style:justify-single-word="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1"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6"><text:span text:style-name="T10">do text</text:span></text:p><text:p text:style-name="P6"><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6cm" svg:y="0.268cm" svg:width="8.849cm" svg:height="2.977cm" draw:z-index="1"><draw:text-box><text:p text:style-name="Frame_20_contents"><office:annotation><dc:creator>Gauthier Bastien</dc:creator><dc:date>2011-02-16T14:49:10</dc:date><text:p text:style-name="P6"><text:span text:style-name="T10">do text if not len(self.getApplicants()) &gt; 1</text:span></text:p><text:p text:style-name="P6"><text:span text:style-name="T10">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10">do text if </text:span><text:span text:style-name="T11">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6"><text:span text:style-name="T10">do text if </text:span><text:span text:style-name="T11">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UrbanBody"><text:span text:style-name="T7"><office:annotation><dc:creator>Gauthier Bastien</dc:creator><dc:date>2011-01-13T14:56:41</dc:date><text:p text:style-name="P6"><text:span text:style-name="T10">do text</text:span></text:p><text:p text:style-name="P6"><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6"><text:span text:style-name="T11">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6"><text:span text:style-name="T11">do text if len(self.getApplicants()) &gt; 1</text:span></text:p></office:annotation><text:span text:style-name="T3"><office:annotation><dc:creator>Gauthier Bastien</dc:creator><dc:date>2011-02-17T09:18:17</dc:date><text:p text:style-name="P6"><text:span text:style-name="T10">do text if </text:span><text:span text:style-name="T11">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 (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table:style-name="Tableau1.A1" office:value-type="string">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text:soft-page-break/>un plan indiquant le parcellaire, les zones constructibles ou les implantations prévues, les voiries à 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6"><text:span text:style-name="T10">do text if len(self.getSolicitOpinionsTo()) &gt; 0</text:span></text:p></office:annotation><text:line-break/>La présente demande est soumise à la consultation des services ou commissions suivants :</text:p>
      <text:section text:style-name="Sect1" text:name="Section1">
        <text:p text:style-name="UrbanBody"><office:annotation><dc:creator>Stéphan Geulette</dc:creator><dc:date>2011-04-04T10:27:09</dc:date><text:p><text:span text:style-name="T10">do section- for opinion in self.getSolicitOpinionsTo()</text:span></text:p></office:annotation><text:text-input text:description="Avis demandé">self.displayValue(self.Vocabulary('solicitOpinionsTo')[0], opinion)</text:text-input> <text:text-input text:description="Avis demandé">self.getTerm('foldermakers', opinion).getFormattedDescription(False, prefix=': ')</text:text-input></text:p>
      </text:section>
      <text:p text:style-name="UrbanBody"><office:annotation><dc:creator>Stéphan Geulette</dc:creator><dc:date>2011-04-04T10:40:18</dc:date><text:p text:style-name="P6"><text:span text:style-name="T11">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6"><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 jours à compter de la date du récépissé.</text:p>
      <text:p text:style-name="UrbanBody"/>
      <text:p text:style-name="UrbanBody"><office:annotation><dc:creator>Gauthier Bastien</dc:creator><dc:date>2011-02-21T09:23:46</dc:date><text:p text:style-name="P6"><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11">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10">do text</text:span></text:p><text:p text:style-name="P6"><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creation-date>2009-07-27T10:37:25</meta:creation-date>
    <dc:date>2011-09-09T12:03:29</dc:date>
    <dc:language>fr-FR</dc:language>
    <meta:editing-cycles>134</meta:editing-cycles>
    <meta:editing-duration>PT56H52M07S</meta:editing-duration>
    <dc:creator>Gauthier Bastien</dc:creator>
    <meta:document-statistic meta:table-count="1" meta:image-count="0" meta:object-count="0" meta:page-count="2" meta:paragraph-count="39" meta:word-count="598" meta:character-count="4190"/>
    <meta:user-defined meta:name="Info 1"/>
    <meta:user-defined meta:name="Info 2"/>
    <meta:user-defined meta:name="Info 3"/>
    <meta:user-defined meta:name="Info 4"/>
  </office:meta>
</office:document-meta>
</file>